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687066" officeooo:paragraph-rsid="0069edb3"/>
    </style:style>
    <style:style style:name="P2" style:family="paragraph" style:parent-style-name="Standard">
      <style:text-properties style:font-name="Open sans" officeooo:rsid="006fa60a" officeooo:paragraph-rsid="006be045"/>
    </style:style>
    <style:style style:name="T1" style:family="text">
      <style:text-properties officeooo:rsid="0070a3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:Study how to enchance your body capabilites</text:p>
      <text:p text:style-name="P2"><text:span text:style-name="T1">COORUTINE_</text:span>TASK: - Poszerzanie wiedzy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22T10:54:40.580468669</dc:date>
    <meta:editing-duration>P1DT6H13M27S</meta:editing-duration>
    <meta:editing-cycles>78</meta:editing-cycles>
    <meta:document-statistic meta:table-count="0" meta:image-count="0" meta:object-count="0" meta:page-count="1" meta:paragraph-count="2" meta:word-count="11" meta:character-count="84" meta:non-whitespace-character-count="75"/>
  </office:meta>
</office:document-meta>
</file>